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sHandler.hasSession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sHandler.cleanupAttributes( Web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AttributesHandler.retrieveAttributes( Web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AttributesHandler.retrieveAttribute( WebRequest request ,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sHandler.storeAttributes( WebRequest request , Map &lt; String , ? &gt;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AttributesHandler.SessionAttributesHandler( Class &lt; ? &gt; handlerType , SessionAttributeStore sessionAttributeSt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AttributesHandler.isHandlerSessionAttribute( String attributeName , Class &lt; ? &gt; attribut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